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Text_20_body">
      <style:text-properties officeooo:rsid="001dc39b" officeooo:paragraph-rsid="00204c04"/>
    </style:style>
    <style:style style:name="P5" style:family="paragraph" style:parent-style-name="Text_20_body">
      <style:text-properties officeooo:rsid="001e1ed6" officeooo:paragraph-rsid="001dc39b"/>
    </style:style>
    <style:style style:name="P6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P7" style:family="paragraph" style:parent-style-name="Standard">
      <style:text-properties officeooo:paragraph-rsid="001d189d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paragraph-rsid="001dc39b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dc39b" officeooo:paragraph-rsid="00204c04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e4d16"/>
    </style:style>
    <style:style style:name="T5" style:family="text">
      <style:text-properties fo:font-variant="normal" fo:text-transform="none" fo:color="#222222" fo:letter-spacing="normal" fo:font-style="normal" fo:font-weight="normal" officeooo:rsid="00204c04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242a79" style:font-size-asian="12pt" style:font-size-complex="12pt"/>
    </style:style>
    <style:style style:name="T9" style:family="text">
      <style:text-properties officeooo:rsid="00204c04"/>
    </style:style>
    <style:style style:name="T10" style:family="text">
      <style:text-properties officeooo:rsid="00251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6"><text:span text:style-name="T3">Visualizza iscritti per categoria: </text:span><text:span text:style-name="T5">Personale docente o ricercatore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8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4">7.Marco accede all'area “Ricerca Iscritti” e seleziona “Filtra <text:span text:style-name="T4">per</text:span> <text:span text:style-name="T9">p</text:span><text:span text:style-name="T7">ersonale docente o ricercatore</text:span>”.</text:p>
            <text:p text:style-name="P3">8.Marco preme sul tasto Ricerca.</text:p>
            <text:p text:style-name="P9">9.<text:span text:style-name="T10">Il sistema</text:span> visualizza l'elenco di tutti gli iscritti, figli d<text:span text:style-name="T6">i </text:span><text:span text:style-name="T7">personale docente o fig</text:span><text:span text:style-name="T8">li</text:span><text:span text:style-name="T7"> di ricercatore</text:span><text:span text:style-name="T6">.</text:span></text:p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8T12:16:21.21</dc:date>
    <meta:editing-duration>PT20M51S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04" meta:character-count="754" meta:non-whitespace-character-count="662"/>
  </office:meta>
</office:document-meta>
</file>